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tyle="italic" style:text-underline-style="none" officeooo:rsid="0014d65c" officeooo:paragraph-rsid="0014d65c" style:font-style-asian="italic" style:font-style-complex="italic"/>
    </style:style>
    <style:style style:name="P2" style:family="paragraph" style:parent-style-name="Standard">
      <style:text-properties style:font-name="Liberation Sans" officeooo:rsid="001c166e" officeooo:paragraph-rsid="0014d65c"/>
    </style:style>
    <style:style style:name="P3" style:family="paragraph" style:parent-style-name="Standard">
      <style:text-properties style:font-name="Liberation Sans" fo:font-weight="bold" officeooo:rsid="001c166e" officeooo:paragraph-rsid="0014d65c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14d6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ob Wise</text:p>
      <text:p text:style-name="P2"><text:span text:style-name="T2">October 1</text:span>, 2018</text:p>
      <text:p text:style-name="P2">EECS 373</text:p>
      <text:p text:style-name="P2">Dr. W. Newman</text:p>
      <text:p text:style-name="P2"/>
      <text:p text:style-name="P3">Assignment P<text:span text:style-name="T2">2</text:span></text:p>
      <text:p text:style-name="P2"/>
      <text:p text:style-name="P2"/>
      <text:p text:style-name="P1">Changes to P1</text:p>
      <text:p text:style-name="P1"><text:span text:style-name="T1"/></text:p>
      <text:p text:style-name="P1"><text:span text:style-name="T1">To implement client/service functionality, the sin_commander was split into two files. The client simply requested input from the user. This was then packaged into a service message to the server. The server received the service message, recorded the values contained in the message, and commanded a sin wave to the minimal_simulator and minimal_controller as previously seen.</text:span></text:p>
      <text:p text:style-name="P1"><text:span text:style-name="T1"/></text:p>
      <text:p text:style-name="P1"><text:span text:style-name="T1">Overall functionality is identical to P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1:21:27.541277790</meta:creation-date>
    <dc:date>2018-10-01T21:37:16.368945885</dc:date>
    <meta:editing-duration>PT15M48S</meta:editing-duration>
    <meta:editing-cycles>1</meta:editing-cycles>
    <meta:document-statistic meta:table-count="0" meta:image-count="0" meta:object-count="0" meta:page-count="1" meta:paragraph-count="8" meta:word-count="77" meta:character-count="489" meta:non-whitespace-character-count="420"/>
    <meta:generator>LibreOffice/5.1.6.2$Linux_X86_64 LibreOffice_project/10m0$Build-2</meta:generator>
  </office:meta>
</office:document-meta>
</file>